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map style:condition="cell-content()&lt;0.05" style:apply-style-name="Good" style:base-cell-address="comparaciones_BH_metaboloma.A1"/>
    </style:style>
    <style:style style:name="ce2" style:family="table-cell" style:parent-style-name="Default" style:data-style-name="N4"/>
    <style:style style:name="ce3" style:family="table-cell" style:parent-style-name="Default" style:data-style-name="N123">
      <style:map style:condition="cell-content()&lt;0.05" style:apply-style-name="Good" style:base-cell-address="comparaciones_BH_metaboloma.A1"/>
    </style:style>
  </office:automatic-styles>
  <office:body>
    <office:spreadsheet>
      <table:calculation-settings table:automatic-find-labels="false"/>
      <table:table table:name="comparaciones_BH_metabolo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/>
          <table:table-cell table:style-name="ce1" office:value-type="string" calcext:value-type="string">
            <text:p>Female vs PCOS</text:p>
          </table:table-cell>
          <table:table-cell table:style-name="ce1" office:value-type="string" calcext:value-type="string">
            <text:p>Female vs Male</text:p>
          </table:table-cell>
          <table:table-cell table:style-name="ce1" office:value-type="string" calcext:value-type="string">
            <text:p>PCOS vs Ma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xoisocaproic_mean</text:p>
          </table:table-cell>
          <table:table-cell table:style-name="ce3" office:value-type="float" office:value="0.0180607382672541" calcext:value-type="float">
            <text:p>0.01806</text:p>
          </table:table-cell>
          <table:table-cell table:style-name="ce3" office:value-type="float" office:value="0.0000202444693952845" calcext:value-type="float">
            <text:p>0.00002</text:p>
          </table:table-cell>
          <table:table-cell table:style-name="ce3" office:value-type="float" office:value="0.000616050564080588" calcext:value-type="float">
            <text:p>0.000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u_mean</text:p>
          </table:table-cell>
          <table:table-cell table:style-name="ce3" office:value-type="float" office:value="0.795671550816284" calcext:value-type="float">
            <text:p>0.79567</text:p>
          </table:table-cell>
          <table:table-cell table:style-name="ce3" office:value-type="float" office:value="0.0000403049029139843" calcext:value-type="float">
            <text:p>0.00004</text:p>
          </table:table-cell>
          <table:table-cell table:style-name="ce3" office:value-type="float" office:value="0.00000962766815687783" calcext:value-type="float">
            <text:p>0.0000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oleu_mean</text:p>
          </table:table-cell>
          <table:table-cell table:style-name="ce3" office:value-type="float" office:value="0.842965105946963" calcext:value-type="float">
            <text:p>0.84297</text:p>
          </table:table-cell>
          <table:table-cell table:number-columns-repeated="2" table:style-name="ce3" office:value-type="float" office:value="0.0391945719604046" calcext:value-type="float">
            <text:p>0.0391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line_mean</text:p>
          </table:table-cell>
          <table:table-cell table:style-name="ce3" office:value-type="float" office:value="0.370883706149805" calcext:value-type="float">
            <text:p>0.37088</text:p>
          </table:table-cell>
          <table:table-cell table:style-name="ce3" office:value-type="float" office:value="0.000796183910783999" calcext:value-type="float">
            <text:p>0.00080</text:p>
          </table:table-cell>
          <table:table-cell table:style-name="ce3" office:value-type="float" office:value="0.000958414016677995" calcext:value-type="float">
            <text:p>0.0009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obutyric_mean</text:p>
          </table:table-cell>
          <table:table-cell table:number-columns-repeated="2" table:style-name="ce3" office:value-type="float" office:value="0.483474240511848" calcext:value-type="float">
            <text:p>0.48347</text:p>
          </table:table-cell>
          <table:table-cell table:style-name="ce3" office:value-type="float" office:value="0.72403258211239" calcext:value-type="float">
            <text:p>0.724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xoisovaleric_mean</text:p>
          </table:table-cell>
          <table:table-cell table:style-name="ce3" office:value-type="float" office:value="0.0819858042044193" calcext:value-type="float">
            <text:p>0.08199</text:p>
          </table:table-cell>
          <table:table-cell table:style-name="ce3" office:value-type="float" office:value="0.00373012162315112" calcext:value-type="float">
            <text:p>0.00373</text:p>
          </table:table-cell>
          <table:table-cell table:style-name="ce3" office:value-type="float" office:value="0.441553127594091" calcext:value-type="float">
            <text:p>0.441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butyric_mean</text:p>
          </table:table-cell>
          <table:table-cell table:number-columns-repeated="3" table:style-name="ce3" office:value-type="float" office:value="0.341708828139893" calcext:value-type="float">
            <text:p>0.341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ctate_mean</text:p>
          </table:table-cell>
          <table:table-cell table:style-name="ce3" office:value-type="float" office:value="0.45176030315037" calcext:value-type="float">
            <text:p>0.45176</text:p>
          </table:table-cell>
          <table:table-cell table:style-name="ce3" office:value-type="float" office:value="0.0240512731593586" calcext:value-type="float">
            <text:p>0.02405</text:p>
          </table:table-cell>
          <table:table-cell table:style-name="ce3" office:value-type="float" office:value="0.0460767975327797" calcext:value-type="float">
            <text:p>0.046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anine_mean</text:p>
          </table:table-cell>
          <table:table-cell table:style-name="ce3" office:value-type="float" office:value="0.276149136640941" calcext:value-type="float">
            <text:p>0.27615</text:p>
          </table:table-cell>
          <table:table-cell table:style-name="ce3" office:value-type="float" office:value="0.0248581506074772" calcext:value-type="float">
            <text:p>0.02486</text:p>
          </table:table-cell>
          <table:table-cell table:style-name="ce3" office:value-type="float" office:value="0.0109692602421181" calcext:value-type="float">
            <text:p>0.0109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etate_mean</text:p>
          </table:table-cell>
          <table:table-cell table:number-columns-repeated="2" table:style-name="ce3" office:value-type="float" office:value="0.85683424060106" calcext:value-type="float">
            <text:p>0.85683</text:p>
          </table:table-cell>
          <table:table-cell table:style-name="ce3" office:value-type="float" office:value="0.836402226259586" calcext:value-type="float">
            <text:p>0.8364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ycoprot_mean</text:p>
          </table:table-cell>
          <table:table-cell table:number-columns-repeated="2" table:style-name="ce3" office:value-type="float" office:value="0.242673774449537" calcext:value-type="float">
            <text:p>0.24267</text:p>
          </table:table-cell>
          <table:table-cell table:style-name="ce3" office:value-type="float" office:value="0.138219354649919" calcext:value-type="float">
            <text:p>0.138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etone_mean</text:p>
          </table:table-cell>
          <table:table-cell table:number-columns-repeated="3" table:style-name="ce3" office:value-type="float" office:value="0.851640130686594" calcext:value-type="float">
            <text:p>0.851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uacid_mean</text:p>
          </table:table-cell>
          <table:table-cell table:style-name="ce3" office:value-type="float" office:value="0.277016721106387" calcext:value-type="float">
            <text:p>0.27702</text:p>
          </table:table-cell>
          <table:table-cell table:number-columns-repeated="2" table:style-name="ce3" office:value-type="float" office:value="0.46348119317423" calcext:value-type="float">
            <text:p>0.4634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yruvate_mean</text:p>
          </table:table-cell>
          <table:table-cell table:style-name="ce3" office:value-type="float" office:value="0.448499845877323" calcext:value-type="float">
            <text:p>0.44850</text:p>
          </table:table-cell>
          <table:table-cell table:style-name="ce3" office:value-type="float" office:value="0.690763423129328" calcext:value-type="float">
            <text:p>0.69076</text:p>
          </table:table-cell>
          <table:table-cell table:style-name="ce3" office:value-type="float" office:value="0.448499845877323" calcext:value-type="float">
            <text:p>0.448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yroglu_mean</text:p>
          </table:table-cell>
          <table:table-cell table:style-name="ce3" office:value-type="float" office:value="0.0578547882352326" calcext:value-type="float">
            <text:p>0.05785</text:p>
          </table:table-cell>
          <table:table-cell table:style-name="ce3" office:value-type="float" office:value="0.182425604573677" calcext:value-type="float">
            <text:p>0.18243</text:p>
          </table:table-cell>
          <table:table-cell table:style-name="ce3" office:value-type="float" office:value="0.235377058651559" calcext:value-type="float">
            <text:p>0.2353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n_mean</text:p>
          </table:table-cell>
          <table:table-cell table:style-name="ce3" office:value-type="float" office:value="0.257026699410555" calcext:value-type="float">
            <text:p>0.25703</text:p>
          </table:table-cell>
          <table:table-cell table:style-name="ce3" office:value-type="float" office:value="0.475697167295396" calcext:value-type="float">
            <text:p>0.47570</text:p>
          </table:table-cell>
          <table:table-cell table:style-name="ce3" office:value-type="float" office:value="0.192897076753846" calcext:value-type="float">
            <text:p>0.1929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rate_mean</text:p>
          </table:table-cell>
          <table:table-cell table:style-name="ce3" office:value-type="float" office:value="0.781602897943645" calcext:value-type="float">
            <text:p>0.78160</text:p>
          </table:table-cell>
          <table:table-cell table:number-columns-repeated="2" table:style-name="ce3" office:value-type="float" office:value="0.107016857682626" calcext:value-type="float">
            <text:p>0.107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n_mean</text:p>
          </table:table-cell>
          <table:table-cell table:number-columns-repeated="3" table:style-name="ce3" office:value-type="float" office:value="0.819308475339667" calcext:value-type="float">
            <text:p>0.819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tinine_mean</text:p>
          </table:table-cell>
          <table:table-cell table:style-name="ce3" office:value-type="float" office:value="0.76630351365159" calcext:value-type="float">
            <text:p>0.76630</text:p>
          </table:table-cell>
          <table:table-cell table:style-name="ce3" office:value-type="float" office:value="0.0497820964619752" calcext:value-type="float">
            <text:p>0.04978</text:p>
          </table:table-cell>
          <table:table-cell table:style-name="ce3" office:value-type="float" office:value="0.194417004310563" calcext:value-type="float">
            <text:p>0.1944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tine_mean</text:p>
          </table:table-cell>
          <table:table-cell table:style-name="ce3" office:value-type="float" office:value="0.488261244567321" calcext:value-type="float">
            <text:p>0.48826</text:p>
          </table:table-cell>
          <table:table-cell table:style-name="ce3" office:value-type="float" office:value="0.0302249980366829" calcext:value-type="float">
            <text:p>0.03022</text:p>
          </table:table-cell>
          <table:table-cell table:style-name="ce3" office:value-type="float" office:value="0.144130225819814" calcext:value-type="float">
            <text:p>0.144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ysine_mean</text:p>
          </table:table-cell>
          <table:table-cell table:number-columns-repeated="3" table:style-name="ce3" office:value-type="float" office:value="0.441859427006936" calcext:value-type="float">
            <text:p>0.441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nithine_mean</text:p>
          </table:table-cell>
          <table:table-cell table:number-columns-repeated="2" table:style-name="ce3" office:value-type="float" office:value="0.454716163875" calcext:value-type="float">
            <text:p>0.45472</text:p>
          </table:table-cell>
          <table:table-cell table:style-name="ce3" office:value-type="float" office:value="0.72418010403445" calcext:value-type="float">
            <text:p>0.724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oline_mean</text:p>
          </table:table-cell>
          <table:table-cell table:style-name="ce3" office:value-type="float" office:value="0.451943316494482" calcext:value-type="float">
            <text:p>0.45194</text:p>
          </table:table-cell>
          <table:table-cell table:style-name="ce3" office:value-type="float" office:value="0.429436038126492" calcext:value-type="float">
            <text:p>0.42944</text:p>
          </table:table-cell>
          <table:table-cell table:style-name="ce3" office:value-type="float" office:value="0.451943316494482" calcext:value-type="float">
            <text:p>0.4519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nitine_mean</text:p>
          </table:table-cell>
          <table:table-cell table:style-name="ce3" office:value-type="float" office:value="0.352385209551409" calcext:value-type="float">
            <text:p>0.35239</text:p>
          </table:table-cell>
          <table:table-cell table:style-name="ce3" office:value-type="float" office:value="0.526630461770812" calcext:value-type="float">
            <text:p>0.52663</text:p>
          </table:table-cell>
          <table:table-cell table:style-name="ce3" office:value-type="float" office:value="0.0569895902792779" calcext:value-type="float">
            <text:p>0.056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etaine_mean</text:p>
          </table:table-cell>
          <table:table-cell table:number-columns-repeated="3" table:style-name="ce3" office:value-type="float" office:value="0.766578887647175" calcext:value-type="float">
            <text:p>0.766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ycine_mean</text:p>
          </table:table-cell>
          <table:table-cell table:style-name="ce3" office:value-type="float" office:value="0.797028661011986" calcext:value-type="float">
            <text:p>0.79703</text:p>
          </table:table-cell>
          <table:table-cell table:number-columns-repeated="2" table:style-name="ce3" office:value-type="float" office:value="0.714081607452692" calcext:value-type="float">
            <text:p>0.714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reonine_mean</text:p>
          </table:table-cell>
          <table:table-cell table:style-name="ce3" office:value-type="float" office:value="0.677737907201243" calcext:value-type="float">
            <text:p>0.67774</text:p>
          </table:table-cell>
          <table:table-cell table:style-name="ce3" office:value-type="float" office:value="0.197969998587187" calcext:value-type="float">
            <text:p>0.19797</text:p>
          </table:table-cell>
          <table:table-cell table:style-name="ce3" office:value-type="float" office:value="0.160493995387577" calcext:value-type="float">
            <text:p>0.1604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ycerol_mean</text:p>
          </table:table-cell>
          <table:table-cell table:style-name="ce3" office:value-type="float" office:value="0.766372448477908" calcext:value-type="float">
            <text:p>0.76637</text:p>
          </table:table-cell>
          <table:table-cell table:style-name="ce3" office:value-type="float" office:value="0.0986269291306201" calcext:value-type="float">
            <text:p>0.09863</text:p>
          </table:table-cell>
          <table:table-cell table:style-name="ce3" office:value-type="float" office:value="0.0250430158272369" calcext:value-type="float">
            <text:p>0.0250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rine_mean</text:p>
          </table:table-cell>
          <table:table-cell table:style-name="ce3" office:value-type="float" office:value="0.352104468232349" calcext:value-type="float">
            <text:p>0.35210</text:p>
          </table:table-cell>
          <table:table-cell table:style-name="ce3" office:value-type="float" office:value="0.0287139390005677" calcext:value-type="float">
            <text:p>0.02871</text:p>
          </table:table-cell>
          <table:table-cell table:style-name="ce3" office:value-type="float" office:value="0.352104468232349" calcext:value-type="float">
            <text:p>0.352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line_mean</text:p>
          </table:table-cell>
          <table:table-cell table:number-columns-repeated="3" table:style-name="ce3" office:value-type="float" office:value="0.819328276944061" calcext:value-type="float">
            <text:p>0.819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Glucose_mean</text:p>
          </table:table-cell>
          <table:table-cell table:style-name="ce3" office:value-type="float" office:value="0.137024672173732" calcext:value-type="float">
            <text:p>0.13702</text:p>
          </table:table-cell>
          <table:table-cell table:style-name="ce3" office:value-type="float" office:value="0.107161194442356" calcext:value-type="float">
            <text:p>0.10716</text:p>
          </table:table-cell>
          <table:table-cell table:style-name="ce3" office:value-type="float" office:value="0.867626445979544" calcext:value-type="float">
            <text:p>0.8676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Glucose_mean</text:p>
          </table:table-cell>
          <table:table-cell table:style-name="ce3" office:value-type="float" office:value="0.42723153067415" calcext:value-type="float">
            <text:p>0.42723</text:p>
          </table:table-cell>
          <table:table-cell table:style-name="ce3" office:value-type="float" office:value="0.0539709912160561" calcext:value-type="float">
            <text:p>0.05397</text:p>
          </table:table-cell>
          <table:table-cell table:style-name="ce3" office:value-type="float" office:value="0.244967626793734" calcext:value-type="float">
            <text:p>0.2449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thys_mean</text:p>
          </table:table-cell>
          <table:table-cell table:style-name="ce3" office:value-type="float" office:value="0.592997625115997" calcext:value-type="float">
            <text:p>0.59300</text:p>
          </table:table-cell>
          <table:table-cell table:style-name="ce3" office:value-type="float" office:value="0.0926809784910524" calcext:value-type="float">
            <text:p>0.09268</text:p>
          </table:table-cell>
          <table:table-cell table:style-name="ce3" office:value-type="float" office:value="0.150187836140511" calcext:value-type="float">
            <text:p>0.1501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yrosine_mean</text:p>
          </table:table-cell>
          <table:table-cell table:style-name="ce3" office:value-type="float" office:value="0.351958959076926" calcext:value-type="float">
            <text:p>0.35196</text:p>
          </table:table-cell>
          <table:table-cell table:style-name="ce3" office:value-type="float" office:value="0.796727179804538" calcext:value-type="float">
            <text:p>0.79673</text:p>
          </table:table-cell>
          <table:table-cell table:style-name="ce3" office:value-type="float" office:value="0.351958959076926" calcext:value-type="float">
            <text:p>0.3519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e_mean</text:p>
          </table:table-cell>
          <table:table-cell table:style-name="ce3" office:value-type="float" office:value="0.493568230651589" calcext:value-type="float">
            <text:p>0.49357</text:p>
          </table:table-cell>
          <table:table-cell table:style-name="ce3" office:value-type="float" office:value="0.720942480495184" calcext:value-type="float">
            <text:p>0.72094</text:p>
          </table:table-cell>
          <table:table-cell table:style-name="ce3" office:value-type="float" office:value="0.493568230651589" calcext:value-type="float">
            <text:p>0.493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yp_mean</text:p>
          </table:table-cell>
          <table:table-cell table:style-name="ce3" office:value-type="float" office:value="0.20654865541358" calcext:value-type="float">
            <text:p>0.20655</text:p>
          </table:table-cell>
          <table:table-cell table:style-name="ce3" office:value-type="float" office:value="0.889831589795685" calcext:value-type="float">
            <text:p>0.88983</text:p>
          </table:table-cell>
          <table:table-cell table:style-name="ce3" office:value-type="float" office:value="0.20654865541358" calcext:value-type="float">
            <text:p>0.206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ormate_mean</text:p>
          </table:table-cell>
          <table:table-cell table:style-name="ce3" office:value-type="float" office:value="0.078707753445232" calcext:value-type="float">
            <text:p>0.07871</text:p>
          </table:table-cell>
          <table:table-cell table:style-name="ce3" office:value-type="float" office:value="0.0138400144932574" calcext:value-type="float">
            <text:p>0.01384</text:p>
          </table:table-cell>
          <table:table-cell table:style-name="ce3" office:value-type="float" office:value="0.349989841070117" calcext:value-type="float">
            <text:p>0.34999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mparaciones_BH_metaboloma.A1:comparaciones_BH_metaboloma.D38">
            <calcext:condition calcext:apply-style-name="Good" calcext:value="&lt;0.05" calcext:base-cell-address="comparaciones_BH_metaboloma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4T21:26:40.932867714</dc:date>
    <meta:editing-duration>PT2M43S</meta:editing-duration>
    <meta:editing-cycles>1</meta:editing-cycles>
    <meta:document-statistic meta:table-count="1" meta:cell-count="151" meta:object-count="0"/>
    <meta:generator>LibreOffice/7.3.6.2$Linux_X86_64 LibreOffice_project/30$Build-2</meta:generator>
  </office:meta>
</office:document-meta>
</file>